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9ea2" officeooo:paragraph-rsid="00039ea2"/>
    </style:style>
    <style:style style:name="P2" style:family="paragraph" style:parent-style-name="Standard">
      <style:text-properties officeooo:rsid="00044730" officeooo:paragraph-rsid="00044730"/>
    </style:style>
    <style:style style:name="P3" style:family="paragraph" style:parent-style-name="Standard">
      <style:text-properties officeooo:rsid="00062fbf" officeooo:paragraph-rsid="00062fbf"/>
    </style:style>
    <style:style style:name="T1" style:family="text">
      <style:text-properties officeooo:rsid="00039ea2"/>
    </style:style>
    <style:style style:name="T2" style:family="text">
      <style:text-properties officeooo:rsid="00044730"/>
    </style:style>
    <style:style style:name="T3" style:family="text">
      <style:text-properties officeooo:rsid="00062fbf"/>
    </style:style>
    <style:style style:name="T4" style:family="text">
      <style:text-properties officeooo:rsid="000735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gabe 02 <text:tab/><text:tab/><text:tab/><text:tab/><text:tab/><text:tab/><text:tab/><text:tab/><text:tab/><text:tab/><text:tab/><text:tab/>Carina Wiedemann (Gruppe 30)</text:p>
      <text:p text:style-name="P1"/>
      <text:p text:style-name="P1"/>
      <text:p text:style-name="P1"/>
      <text:p text:style-name="P1"/>
      <text:p text:style-name="P1">Begonnen habe ich mit der Erstellung der abstrakten Klasse Entity, welche durch die sonstigen Entities erweitert wird. Alle erhielten eine Id, Enegie, String „Typ“ und Ort (als Objekt XY)</text:p>
      <text:p text:style-name="P1">Typ und Anfangsenergie sind finale Werte, welche über den super K<text:span text:style-name="T2">onstruktor auf die in Entity implementierte Erzeugermethode zugreift. Für alle Werte wurden Setter und Getter erstellt. </text:span></text:p>
      <text:p text:style-name="P1"/>
      <text:p text:style-name="P1">Für die Squirrels habe ich gleich drei <text:span text:style-name="T2">Klassen eingefügt</text:span>: Master-, Mini- und Handoperated Master Squirrel <text:span text:style-name="T4">welche zusätzlich noch ein MasterSquirrel patron bei der Erzeugung bekommen. In checkMini des Masters wird dann nachgeprüft ob diese die selben sind.</text:span></text:p>
      <text:p text:style-name="P1"/>
      <text:p text:style-name="P2"><text:span text:style-name="T4">I</text:span>n <text:span text:style-name="T4">GameBoard </text:span>w<text:span text:style-name="T4">ird </text:span>aus dem eindimensionalen Array EntitySet eine Spielfläche erstellt. Hier erzeuge ich auch zufällige Postitionen für das Spawnen und prüfe ob das Feld schon belegt ist. </text:p>
      <text:p text:style-name="P2">Bei der updateGameBoard-Methode verwende ich ein Try Catch mit Nullpointer Ausnahme, welche ignoriert wird.</text:p>
      <text:p text:style-name="P2"/>
      <text:p text:style-name="P2">In EntitySet erzeuge ich ein Array allEntitiesOnField mit maximaler Länge Breite mal Höhe des Spielfelds. Neben setzen und entfernen der Wesen ist hier außerdem eine <text:span text:style-name="T3">nextStep Methode, die für das ganze Feld setXY aufruft und Nullpointer Ausnahmen abfängt.</text:span></text:p>
      <text:p text:style-name="P3">Außerdem erzeuge ich eine ID für jedes Wesen und fillBoardRandomly (welche gar nicht so random arbeitet) erzeugt und fügt Testwesen hinzu. Danach wird im Spielfeld jedesmal mit der neuen Liste eine updateGameBoard Methode aufgerufen.</text:p>
      <text:p text:style-name="P3"/>
      <text:p text:style-name="P3">In der Main Methode findet dann die Erzeugung des Spielbretts, des EntitySets und das Aufrufen statt. Auch der Spielloop findet sich hier. <text:span text:style-name="T4">Der</text:span> funktioniert noch nicht so richtig gut, da ich zum einen die Komplexität noch etwas verwirrend finde und auch w<text:span text:style-name="T1">eil meine Praktikumspartnerin letzte Woche sehr kurzfristig abgesprungen is</text:span>t. Mein größtes Problem die letzten Tage war es die usergesteuerte nextStep Methode zu implementieren, hier gestaltete sich die Prüfung ob das eingegebene Zeichen gültig ist als schwieriger als gedacht. Auch würden mir viele NullPointerExceptions erst beim Ausführen klar. </text:p>
      <text:p text:style-name="P3">Der <text:span text:style-name="T4">while-Loop im nextXY des HO-Mastersquirrels funktioniert aktuell nicht so richtig und ich kann überhaupt nicht sagen woran es lie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9:44:23.099080948</meta:creation-date>
    <dc:date>2020-03-30T20:23:54.854686891</dc:date>
    <meta:editing-duration>PT7M10S</meta:editing-duration>
    <meta:editing-cycles>1</meta:editing-cycles>
    <meta:document-statistic meta:table-count="0" meta:image-count="0" meta:object-count="0" meta:page-count="1" meta:paragraph-count="10" meta:word-count="320" meta:character-count="2197" meta:non-whitespace-character-count="1871"/>
    <meta:generator>LibreOffice/6.0.7.3$Linux_X86_64 LibreOffice_project/00m0$Build-3</meta:generator>
  </office:meta>
</office:document-meta>
</file>